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66pt"/>
    </style:style>
    <style:style style:name="co3" style:family="table-column">
      <style:table-column-properties fo:break-before="auto" style:column-width="245.7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entrepeneurship-fu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5" table:default-cell-style-name="ce9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Entrepreneurship Fundamentals</text:p>
          </table:table-cell>
          <table:table-cell table:style-name="ce7" table:formula="of:=SUM([.D5];[.D9];[.D15];[.D24];[.D29];[.D36];[.D43];[.D49])" office:value-type="time" office:time-value="PT02H20M28S" calcext:value-type="time">
            <text:p>02:20:28</text:p>
          </table:table-cell>
          <table:table-cell table:style-name="ce7"/>
          <table:table-cell table:style-name="ce10"/>
          <table:table-cell table:style-name="ce4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table:formula="of:=SUM([.D6:.D8])" office:value-type="time" office:time-value="PT00H04M09S" calcext:value-type="time">
            <text:p>00:04:09</text:p>
          </table:table-cell>
          <table:table-cell table:style-name="ce8"/>
          <table:table-cell office:value-type="string" calcext:value-type="string">
            <text:p>x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0M47S" calcext:value-type="time">
            <text:p>00:00:4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ing the exercise files</text:p>
          </table:table-cell>
          <table:table-cell office:value-type="time" office:time-value="PT00H00M29S" calcext:value-type="time">
            <text:p>00:00:29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re you an entrepreneur?</text:p>
          </table:table-cell>
          <table:table-cell office:value-type="time" office:time-value="PT00H02M53S" calcext:value-type="time">
            <text:p>00:02:53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Finding Your Big Idea</text:p>
          </table:table-cell>
          <table:table-cell table:style-name="ce8" table:formula="of:=SUM([.D10:.D14])" office:value-type="time" office:time-value="PT00H18M16S" calcext:value-type="time">
            <text:p>00:18:16</text:p>
          </table:table-cell>
          <table:table-cell table:style-name="ce8"/>
          <table:table-cell office:value-type="string" calcext:value-type="string">
            <text:p>x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ing a problem to solve</text:p>
          </table:table-cell>
          <table:table-cell office:value-type="time" office:time-value="PT00H03M35S" calcext:value-type="time">
            <text:p>00:03:35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ying in your own field</text:p>
          </table:table-cell>
          <table:table-cell office:value-type="time" office:time-value="PT00H04M17S" calcext:value-type="time">
            <text:p>00:04:1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laying to your distinctive strengths</text:p>
          </table:table-cell>
          <table:table-cell office:value-type="time" office:time-value="PT00H02M59S" calcext:value-type="time">
            <text:p>00:02:59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termining whether you have a business or a hobby</text:p>
          </table:table-cell>
          <table:table-cell office:value-type="time" office:time-value="PT00H03M19S" calcext:value-type="time">
            <text:p>00:03:19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nding your first customer</text:p>
          </table:table-cell>
          <table:table-cell office:value-type="time" office:time-value="PT00H04M06S" calcext:value-type="time">
            <text:p>00:04:06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Starting Your Business</text:p>
          </table:table-cell>
          <table:table-cell table:style-name="ce8" table:formula="of:=SUM([.D16:.D23])" office:value-type="time" office:time-value="PT00H27M54S" calcext:value-type="time">
            <text:p>00:27:54</text:p>
          </table:table-cell>
          <table:table-cell table:style-name="ce8"/>
          <table:table-cell office:value-type="string" calcext:value-type="string">
            <text:p>x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riting a business plan</text:p>
          </table:table-cell>
          <table:table-cell office:value-type="time" office:time-value="PT00H02M40S" calcext:value-type="time">
            <text:p>00:02:40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tting prices</text:p>
          </table:table-cell>
          <table:table-cell office:value-type="time" office:time-value="PT00H03M45S" calcext:value-type="time">
            <text:p>00:03:45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ciding between online vs. brick and mortar</text:p>
          </table:table-cell>
          <table:table-cell office:value-type="time" office:time-value="PT00H04M28S" calcext:value-type="time">
            <text:p>00:04:28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ilding a financial model</text:p>
          </table:table-cell>
          <table:table-cell office:value-type="time" office:time-value="PT00H03M23S" calcext:value-type="time">
            <text:p>00:03:23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ciding on a legal structure</text:p>
          </table:table-cell>
          <table:table-cell office:value-type="time" office:time-value="PT00H03M41S" calcext:value-type="time">
            <text:p>00:03:4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tecting your intellectual property</text:p>
          </table:table-cell>
          <table:table-cell office:value-type="time" office:time-value="PT00H04M12S" calcext:value-type="time">
            <text:p>00:04:12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earing up operationally</text:p>
          </table:table-cell>
          <table:table-cell office:value-type="time" office:time-value="PT00H02M18S" calcext:value-type="time">
            <text:p>00:02:18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ootstrapping your business</text:p>
          </table:table-cell>
          <table:table-cell office:value-type="time" office:time-value="PT00H03M27S" calcext:value-type="time">
            <text:p>00:03:27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Building a Team</text:p>
          </table:table-cell>
          <table:table-cell table:style-name="ce8" table:formula="of:=SUM([.D25:.D28])" office:value-type="time" office:time-value="PT00H16M52S" calcext:value-type="time">
            <text:p>00:16:52</text:p>
          </table:table-cell>
          <table:table-cell table:style-name="ce8"/>
          <table:table-cell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iding on a cofounder</text:p>
          </table:table-cell>
          <table:table-cell office:value-type="time" office:time-value="PT00H04M47S" calcext:value-type="time">
            <text:p>00:04: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iring the right people</text:p>
          </table:table-cell>
          <table:table-cell office:value-type="time" office:time-value="PT00H04M12S" calcext:value-type="time">
            <text:p>00:04: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tting the right advisors on board</text:p>
          </table:table-cell>
          <table:table-cell office:value-type="time" office:time-value="PT00H03M55S" calcext:value-type="time">
            <text:p>00:03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pping into networks of expertise</text:p>
          </table:table-cell>
          <table:table-cell office:value-type="time" office:time-value="PT00H03M58S" calcext:value-type="time">
            <text:p>00:03:58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Marketing Your Business</text:p>
          </table:table-cell>
          <table:table-cell table:style-name="ce8" table:formula="of:=SUM([.D30:.D35])" office:value-type="time" office:time-value="PT00H22M54S" calcext:value-type="time">
            <text:p>00:22:54</text:p>
          </table:table-cell>
          <table:table-cell table:style-name="ce8"/>
          <table:table-cell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lling your story</text:p>
          </table:table-cell>
          <table:table-cell office:value-type="time" office:time-value="PT00H04M08S" calcext:value-type="time">
            <text:p>00:04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ilding a website</text:p>
          </table:table-cell>
          <table:table-cell office:value-type="time" office:time-value="PT00H03M26S" calcext:value-type="time">
            <text:p>00:03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asing customers until you catch them</text:p>
          </table:table-cell>
          <table:table-cell office:value-type="time" office:time-value="PT00H03M52S" calcext:value-type="time">
            <text:p>00:03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rving your customers</text:p>
          </table:table-cell>
          <table:table-cell office:value-type="time" office:time-value="PT00H03M47S" calcext:value-type="time">
            <text:p>00:03: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fining your business idea</text:p>
          </table:table-cell>
          <table:table-cell office:value-type="time" office:time-value="PT00H03M57S" calcext:value-type="time">
            <text:p>00:03: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coming a thought leader</text:p>
          </table:table-cell>
          <table:table-cell office:value-type="time" office:time-value="PT00H03M44S" calcext:value-type="time">
            <text:p>00:03:44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string" calcext:value-type="string">
            <text:p>Scaling Your Business</text:p>
          </table:table-cell>
          <table:table-cell table:style-name="ce8" table:formula="of:=SUM([.D37:.D42])" office:value-type="time" office:time-value="PT00H21M36S" calcext:value-type="time">
            <text:p>00:21:36</text:p>
          </table:table-cell>
          <table:table-cell table:style-name="ce8"/>
          <table:table-cell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ing the right metrics</text:p>
          </table:table-cell>
          <table:table-cell office:value-type="time" office:time-value="PT00H03M44S" calcext:value-type="time">
            <text:p>00:03: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rning to negotiate</text:p>
          </table:table-cell>
          <table:table-cell office:value-type="time" office:time-value="PT00H03M45S" calcext:value-type="time">
            <text:p>00:03: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nding your cash</text:p>
          </table:table-cell>
          <table:table-cell office:value-type="time" office:time-value="PT00H03M00S" calcext:value-type="time">
            <text:p>00:03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ut failure in its place</text:p>
          </table:table-cell>
          <table:table-cell office:value-type="time" office:time-value="PT00H03M50S" calcext:value-type="time">
            <text:p>00:03: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naging stress</text:p>
          </table:table-cell>
          <table:table-cell office:value-type="time" office:time-value="PT00H03M22S" calcext:value-type="time">
            <text:p>00:03: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cumenting processes</text:p>
          </table:table-cell>
          <table:table-cell office:value-type="time" office:time-value="PT00H03M55S" calcext:value-type="time">
            <text:p>00:03:55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string" calcext:value-type="string">
            <text:p>Funding Growth</text:p>
          </table:table-cell>
          <table:table-cell table:style-name="ce8" table:formula="of:=SUM([.D44:.D48])" office:value-type="time" office:time-value="PT00H19M40S" calcext:value-type="time">
            <text:p>00:19:40</text:p>
          </table:table-cell>
          <table:table-cell table:style-name="ce8"/>
          <table:table-cell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derstanding capital options</text:p>
          </table:table-cell>
          <table:table-cell office:value-type="time" office:time-value="PT00H04M19S" calcext:value-type="time">
            <text:p>00:04: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owdfunding</text:p>
          </table:table-cell>
          <table:table-cell office:value-type="time" office:time-value="PT00H02M56S" calcext:value-type="time">
            <text:p>00:02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tching investors</text:p>
          </table:table-cell>
          <table:table-cell office:value-type="time" office:time-value="PT00H04M32S" calcext:value-type="time">
            <text:p>00:04: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luing your company</text:p>
          </table:table-cell>
          <table:table-cell office:value-type="time" office:time-value="PT00H04M20S" calcext:value-type="time">
            <text:p>00:04: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aching a deal</text:p>
          </table:table-cell>
          <table:table-cell office:value-type="time" office:time-value="PT00H03M33S" calcext:value-type="time">
            <text:p>00:03: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/>
          <table:table-cell table:style-name="ce5" office:value-type="string" calcext:value-type="string">
            <text:p>Conclusion</text:p>
          </table:table-cell>
          <table:table-cell table:style-name="ce8" table:formula="of:=SUM([.D50:.D52])" office:value-type="time" office:time-value="PT00H09M07S" calcext:value-type="time">
            <text:p>00:09:07</text:p>
          </table:table-cell>
          <table:table-cell table:style-name="ce8"/>
          <table:table-cell/>
          <table:table-cell table:style-name="ce5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eparing mentally</text:p>
          </table:table-cell>
          <table:table-cell office:value-type="time" office:time-value="PT00H03M33S" calcext:value-type="time">
            <text:p>00:03: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ying true to your vision</text:p>
          </table:table-cell>
          <table:table-cell office:value-type="time" office:time-value="PT00H03M38S" calcext:value-type="time">
            <text:p>00:03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lancing entrepreneurship and life</text:p>
          </table:table-cell>
          <table:table-cell office:value-type="time" office:time-value="PT00H01M56S" calcext:value-type="time">
            <text:p>00:01:56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9:53:26.376614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3T13:39:52.018412193</dc:date>
    <meta:editing-duration>PT18M8S</meta:editing-duration>
    <meta:editing-cycles>2</meta:editing-cycles>
    <meta:generator>LibreOffice/5.1.4.2$Linux_X86_64 LibreOffice_project/10m0$Build-2</meta:generator>
    <meta:document-statistic meta:table-count="1" meta:cell-count="171" meta:object-count="0"/>
  </office:meta>
</office:document-meta>
</file>